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f75a" officeooo:paragraph-rsid="000bf75a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bf75a" officeooo:paragraph-rsid="000bf75a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bf75a" officeooo:paragraph-rsid="000bf75a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d03a1" officeooo:paragraph-rsid="000d03a1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176c2" officeooo:paragraph-rsid="001176c2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2552b" officeooo:paragraph-rsid="0012552b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officeooo:rsid="001bbedd" officeooo:paragraph-rsid="001bbedd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dbbc7" officeooo:paragraph-rsid="000dbbc7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fb56e" officeooo:paragraph-rsid="000fb56e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176c2" officeooo:paragraph-rsid="001176c2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2552b" officeooo:paragraph-rsid="0012552b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7e3ac" officeooo:paragraph-rsid="0017e3ac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bbedd" officeooo:paragraph-rsid="001bbedd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cbfb9" officeooo:paragraph-rsid="001cbfb9"/>
    </style:style>
    <style:style style:name="P15" style:family="paragraph" style:parent-style-name="Table_20_Contents">
      <style:paragraph-properties fo:text-align="start" style:justify-single-word="false"/>
      <style:text-properties style:font-name="Arial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12552b" officeooo:paragraph-rsid="0012552b"/>
    </style:style>
    <style:style style:name="T1" style:family="text">
      <style:text-properties officeooo:rsid="001176c2"/>
    </style:style>
    <style:style style:name="T2" style:family="text">
      <style:text-properties officeooo:rsid="0012552b"/>
    </style:style>
    <style:style style:name="T3" style:family="text">
      <style:text-properties officeooo:rsid="0018a8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5</text:p>
      <text:p text:style-name="P1">Droit</text:p>
      <text:p text:style-name="P2"/>
      <text:p text:style-name="P3"/>
      <text:p text:style-name="P4">Exercice 1</text:p>
      <text:p text:style-name="P4"/>
      <text:p text:style-name="P8">1) Les QR code incluent des données personnelles tel que le nom, prénom, date de naissance, identifiant unique du certificat</text:p>
      <text:p text:style-name="P8"/>
      <text:p text:style-name="P8">2) Oui elle est un traitement de données personnelles</text:p>
      <text:p text:style-name="P8"/>
      <text:p text:style-name="P9">3) Nom, prénom, date de naissance, validité du vaccin</text:p>
      <text:p text:style-name="P9"/>
      <text:p text:style-name="P9">4) <text:span text:style-name="T1">Non, il faut une application certifiée, autorisé par le ministère</text:span></text:p>
      <text:p text:style-name="P9"/>
      <text:p text:style-name="P10">5) Oui il faut habiliter les personnes à la vérification</text:p>
      <text:p text:style-name="P10"/>
      <text:p text:style-name="P10">6) Il n’y a pas de temps pour le traitement d’information</text:p>
      <text:p text:style-name="P10"/>
      <text:p text:style-name="P10">7) Non, recrutement != embauche</text:p>
      <text:p text:style-name="P10"/>
      <text:p text:style-name="P10"/>
      <text:p text:style-name="P6">Exercice 2</text:p>
      <text:p text:style-name="P6"/>
      <text:p text:style-name="P11">1) Oui la bibliothèque est considérée par le RGPD</text:p>
      <text:p text:style-name="P11"/>
      <text:p text:style-name="P11">2) Lecteur, Ouvrage, Donateur, Employé</text:p>
      <text:p text:style-name="P11"/>
      <text:p text:style-name="P11">3)</text:p>
      <text:p text:style-name="P1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6">Quelles données ?</text:p>
          </table:table-cell>
          <table:table-cell table:style-name="Tableau1.A1" office:value-type="string">
            <text:p text:style-name="P16">Sont-elles personnelles / </text:p>
            <text:p text:style-name="P16">sensibles ?</text:p>
          </table:table-cell>
          <table:table-cell table:style-name="Tableau1.A1" office:value-type="string">
            <text:p text:style-name="P15">F<text:span text:style-name="T2">inalité de traitement</text:span></text:p>
          </table:table-cell>
          <table:table-cell table:style-name="Tableau1.D1" office:value-type="string">
            <text:p text:style-name="P16">Durée de conservation</text:p>
          </table:table-cell>
        </table:table-row>
        <table:table-row>
          <table:table-cell table:style-name="Tableau1.A2" office:value-type="string">
            <text:p text:style-name="P16">Coordonné « classique »</text:p>
          </table:table-cell>
          <table:table-cell table:style-name="Tableau1.A2" office:value-type="string">
            <text:p text:style-name="P16">Non</text:p>
          </table:table-cell>
          <table:table-cell table:style-name="Tableau1.A2" office:value-type="string">
            <text:p text:style-name="P16">Identité</text:p>
          </table:table-cell>
          <table:table-cell table:style-name="Tableau1.D2" office:value-type="string">
            <text:p text:style-name="P16">Non</text:p>
          </table:table-cell>
        </table:table-row>
        <table:table-row>
          <table:table-cell table:style-name="Tableau1.A2" office:value-type="string">
            <text:p text:style-name="P16">Liste des emprunts</text:p>
          </table:table-cell>
          <table:table-cell table:style-name="Tableau1.A2" office:value-type="string">
            <text:p text:style-name="P16">Oui</text:p>
          </table:table-cell>
          <table:table-cell table:style-name="Tableau1.A2" office:value-type="string">
            <text:p text:style-name="P16">Conseil de future lecture</text:p>
          </table:table-cell>
          <table:table-cell table:style-name="Tableau1.D2" office:value-type="string">
            <text:p text:style-name="P16">≤ 3 ans</text:p>
          </table:table-cell>
        </table:table-row>
        <table:table-row>
          <table:table-cell table:style-name="Tableau1.A2" office:value-type="string">
            <text:p text:style-name="P16">Respect du contrat</text:p>
          </table:table-cell>
          <table:table-cell table:style-name="Tableau1.A2" office:value-type="string">
            <text:p text:style-name="P16">Oui</text:p>
          </table:table-cell>
          <table:table-cell table:style-name="Tableau1.A2" office:value-type="string">
            <text:p text:style-name="P16">Récupérer les ouvrages</text:p>
          </table:table-cell>
          <table:table-cell table:style-name="Tableau1.D2" office:value-type="string">
            <text:p text:style-name="P16">1 an</text:p>
          </table:table-cell>
        </table:table-row>
      </table:table>
      <text:p text:style-name="P11"/>
      <text:p text:style-name="P12">4) <text:s/><text:tab/><text:span text:style-name="T3">1. Lui envoyer un mail, ou lui faire remplir un formulaire</text:span></text:p>
      <text:p text:style-name="P12"><text:span text:style-name="T3"><text:tab/>2. Demander le consentement au moment de l’inscription</text:span></text:p>
      <text:p text:style-name="P12"/>
      <text:p text:style-name="P12"/>
      <text:p text:style-name="P12"/>
      <text:p text:style-name="P7">Exercice 3</text:p>
      <text:p text:style-name="P13"/>
      <text:p text:style-name="P13">1) Choix du film ⇒ Formulaire ⇒ Consentement ⇒ Paiement ⇒ Récap commande + données collectées ⇒ Téléchargement</text:p>
      <text:p text:style-name="P13"/>
      <text:p text:style-name="P14">2) Nom, prénom, </text:p>
      <text:p text:style-name="P5"/>
      <text:p text:style-name="P5"/>
      <text:p text:style-name="P5">Exercice 4</text:p>
      <text:p text:style-name="P5"/>
      <text:p text:style-name="P10">Monsieur X peut faire valoir le RGPD pour la suppression de ses données personnelles car Facebook est soumis au RGPD s’il possède des utilisateurs dans l’UE .</text:p>
      <text:p text:style-name="P10"/>
      <text:p text:style-name="P10">Monsieur X doit faire une demande à la CNIL pour savoir pourquoi ses informations personnelles sont utilisées pour une carte de fidélit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3:39:08.328385762</meta:creation-date>
    <dc:date>2023-05-25T14:48:34.216086075</dc:date>
    <meta:editing-duration>PT1H6M57S</meta:editing-duration>
    <meta:editing-cycles>15</meta:editing-cycles>
    <meta:generator>LibreOffice/7.5.3.2$Linux_X86_64 LibreOffice_project/50$Build-2</meta:generator>
    <meta:document-statistic meta:table-count="1" meta:image-count="0" meta:object-count="0" meta:page-count="2" meta:paragraph-count="39" meta:word-count="231" meta:character-count="1351" meta:non-whitespace-character-count="1154"/>
  </office:meta>
</office:document-meta>
</file>